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2c791"/>
    </style:style>
    <style:style style:name="P2" style:family="paragraph" style:parent-style-name="Standard" style:list-style-name="L2">
      <style:text-properties officeooo:rsid="0002c791" officeooo:paragraph-rsid="0002c791"/>
    </style:style>
    <style:style style:name="T1" style:family="text">
      <style:text-properties officeooo:rsid="0004557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zeichnis </text:p>
      <text:p text:style-name="P1"/>
      <text:list xml:id="list8970755206755062861" text:style-name="L2">
        <text:list-item>
          <text:p text:style-name="P2">Innovative Geschäftsmodelle – T. Bieger, Dodo zu Kyphausen-Aufseß, Christian Krys – 2011 - <text:span text:style-name="T1">fvp</text:span></text:p>
        </text:list-item>
        <text:list-item>
          <text:p text:style-name="P2">Entrepreneurial finance – Christoph J. Börner, Dietmar Grichnik – 2005 - <text:span text:style-name="T1">fvp</text:span></text:p>
        </text:list-item>
        <text:list-item>
          <text:p text:style-name="P2">Wettbewerbsstrategien bei Unternehmensgründung – Alexander Burgraff – 2012 - <text:span text:style-name="T1">fvp</text:span></text:p>
        </text:list-item>
        <text:list-item>
          <text:p text:style-name="P2">Die Softwareindustrie- Peter Buxmann, Heiner Diefenbach, Thomas Hess – 2015 - <text:span text:style-name="T1">pb</text:span></text:p>
        </text:list-item>
        <text:list-item>
          <text:p text:style-name="P2">Coprate Venture Capital . Der Weg zur erfolgreichen Erschließung neuer Technologien – Holger von Daniels, Jens Leker, Carsten W. Seeliger – 2002 - <text:span text:style-name="T1">pb</text:span></text:p>
        </text:list-item>
        <text:list-item>
          <text:p text:style-name="P2">Private Equity Exit – Jürgen Draxler – 2010 - <text:span text:style-name="T1">fvp</text:span></text:p>
        </text:list-item>
        <text:list-item>
          <text:p text:style-name="P2">Finanzstrategisch denken! - Guido Eilenberger, Sascha Haghani, Alfred Kötzle, Kurt Reding, Klaus Spremann – 2008 – <text:span text:style-name="T1">fvp</text:span></text:p>
        </text:list-item>
        <text:list-item>
          <text:p text:style-name="P2">Alternative Unternehmensfinanzierung für den deutschen Mittelstand, Bernd Fischer – 2011 <text:span text:style-name="T1">pb</text:span></text:p>
        </text:list-item>
        <text:list-item>
          <text:p text:style-name="P2">Der Markt für Venture Capital: Anreitzprobleme, Governance Strukturen und staatliche Interventionen – Georg Gebhardt, Klaus M. Schmidt – 2002 - <text:span text:style-name="T1">pb</text:span></text:p>
        </text:list-item>
        <text:list-item>
          <text:p text:style-name="P2">Wissensabhängige Strategiewahl in der Venture Capital Industrie – Carola Jungwirth – 2005 <text:span text:style-name="T1">fvp, pb</text:span></text:p>
        </text:list-item>
        <text:list-item>
          <text:p text:style-name="P2">Syndizierung von Venture Capital Investitionen – Joachim Krebs – 2012 - <text:span text:style-name="T1">fvp</text:span></text:p>
        </text:list-item>
        <text:list-item>
          <text:p text:style-name="P2">Erfahrende Unternehmensgründer – Christin Merz – 2008 - <text:span text:style-name="T1">fvp</text:span></text:p>
        </text:list-item>
        <text:list-item>
          <text:p text:style-name="P2">Erfolgsfaktoren bei der Investitionsmitteleinwerbung von Venture Capital Gesellschaften, Nils Middelberg – 2013 - <text:span text:style-name="T1">pb</text:span></text:p>
        </text:list-item>
        <text:list-item>
          <text:p text:style-name="P2">Private Equity in der Unternehmenskrise – Frank Müller – 2010 - <text:span text:style-name="T1">pb</text:span></text:p>
        </text:list-item>
        <text:list-item>
          <text:p text:style-name="P2">Finanzierung durch Coprate Venture Capital und Venture Capital – Jochen Neubecker – 2006 - <text:span text:style-name="T1">fvp</text:span></text:p>
        </text:list-item>
        <text:list-item>
          <text:p text:style-name="P2">Ve<text:span text:style-name="T1">n</text:span>ture Capital: Ein neuer Anlauf zur Erleichterung von Wagniskapitalfinanzierungen – Klaus-Heiner Röhl – 2014 - <text:span text:style-name="T1">pb</text:span></text:p>
        </text:list-item>
        <text:list-item>
          <text:p text:style-name="P2">Webbasierte Dienste – Oliver Günther, Gerrit Tamm – 2005 - <text:span text:style-name="T1">pb</text:span></text:p>
        </text:list-item>
        <text:list-item>
          <text:p text:style-name="P2">Portfoliostrategien von Venture Capital Gesellschaften – Rene Thamm – 2009 - <text:span text:style-name="T1">fvp</text:span></text:p>
          <text:p text:style-name="P2"/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4T10:09:13.717378000</meta:creation-date>
    <dc:date>2015-07-14T10:55:31.944333000</dc:date>
    <meta:editing-duration>PT17M17S</meta:editing-duration>
    <meta:editing-cycles>2</meta:editing-cycles>
    <meta:generator>LibreOffice/4.3.6.2$MacOSX_X86_64 LibreOffice_project/d50a87b2e514536ed401c18000dad4660b6a169e</meta:generator>
    <meta:document-statistic meta:table-count="0" meta:image-count="0" meta:object-count="0" meta:page-count="1" meta:paragraph-count="19" meta:word-count="232" meta:character-count="1703" meta:non-whitespace-character-count="1474"/>
  </office:meta>
</office:document-meta>
</file>